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req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$\tau$, мкс</text:p>
          </table:table-cell>
          <table:table-cell office:value-type="string" calcext:value-type="string">
            <text:p>$\Delta \nu$, кГц</text:p>
          </table:table-cell>
          <table:table-cell office:value-type="string" calcext:value-type="string">
            <text:p>$1/\tau \cdot 10^3$, с$^{-1}$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.68" calcext:value-type="float">
            <text:p>49.6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71" calcext:value-type="float">
            <text:p>39.7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4.61" calcext:value-type="float">
            <text:p>24.6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.98" calcext:value-type="float">
            <text:p>19.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91" calcext:value-type="float">
            <text:p>9.9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4" calcext:value-type="float">
            <text:p>6.8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93" calcext:value-type="float">
            <text:p>4.9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g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_mo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_b</text:p>
          </table:table-cell>
          <table:table-cell office:value-type="string" calcext:value-type="string">
            <text:p>a_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F_1</text:p>
          </table:table-cell>
          <table:table-cell office:value-type="string" calcext:value-type="string">
            <text:p>F_0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.97" calcext:value-type="float">
            <text:p>26.97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5.73" calcext:value-type="float">
            <text:p>55.73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82.94" calcext:value-type="float">
            <text:p>82.94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9.4" calcext:value-type="float">
            <text:p>109.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37.3" calcext:value-type="float">
            <text:p>137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66.1" calcext:value-type="float">
            <text:p>166.1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93.3" calcext:value-type="float">
            <text:p>193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20.5" calcext:value-type="float">
            <text:p>220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48.5" calcext:value-type="float">
            <text:p>248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70.3" calcext:value-type="float">
            <text:p>270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</table:table>
      <table:table table:name="period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$\nu$, кГц</text:p>
          </table:table-cell>
          <table:table-cell office:value-type="string" calcext:value-type="string">
            <text:p>$\delta \nu$, кГц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036" calcext:value-type="float">
            <text:p>5.0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27" calcext:value-type="float">
            <text:p>1.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253" calcext:value-type="float">
            <text:p>0.2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06" calcext:value-type="float">
            <text:p>0.2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Cantarell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9">00/00/0000</text:date>, <text:time style:data-style-name="N2" text:time-value="18:11:41.8633158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24:09.839495910</meta:creation-date>
    <dc:date>2024-11-19T20:16:13.288627669</dc:date>
    <meta:editing-duration>PT3H46M52S</meta:editing-duration>
    <meta:editing-cycles>36</meta:editing-cycles>
    <meta:generator>LibreOffice/24.2.7.2$Linux_X86_64 LibreOffice_project/420$Build-2</meta:generator>
    <meta:document-statistic meta:table-count="3" meta:cell-count="91" meta:object-count="0"/>
  </office:meta>
</office:document-meta>
</file>